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DisconnectInstrument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DisconnectInstrument</text:h>
                    <text:list>
                        <text:list-item>
                            <text:h text:style-name="Heading_20_2" text:outline-level="2">Description</text:h>
                        </text:list-item>
                    </text:list>
                </text:list-item>
            </text:list>

            <text:p text:style-name="Standard">Initiates asynchronous disconnection from the instrument, i.e. the Action will not wait for us to disconnect from the instrument before exiting to <text:span text:style-name="backtick">seqout</text:span>, but exits immediately. We can check whether we are disconnected or not with <text:span text:style-name="backtick">instrument_variable.isConnected</text:span>. For example we can monitor this expression within the <text:span text:style-name="T1">Watch</text:span> Action in order to catch the moment when disconnection from the instrument occurred.</text:p>

            
                <text:list xml:id="list_DisconnectInstrument2" text:continue-numbering="true" text:continue-list="list_DisconnectInstrumen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DisconnectInstrument5" text:continue-numbering="true" text:style-name="Outline">
                                                <text:list-item>
                                                    <text:list>
                                                        <text:list-item>
                                                            <text:list>
                                                                <text:list-item>
                                                                    <text:h text:style-name="Heading_20_3" text:outline-level="3">
                                                                        Instrument
                                                                        <text:s text:c="4"/>
                                                                        <text:span text:style-name="T2">EXPRESSION (object:Instrument)</text:span>
                                                                    </text:h>
                                                                </text:list-item>
                                                            </text:list>
                                                        </text:list-item>
                                                    </text:list>
                                                </text:list-item>
                                            </text:list>
                                            <text:p text:style-name="Standard">Instrument object to disconnect from.</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DisconnectInstrument6" text:continue-numbering="true" text:continue-list="list_DisconnectInstrument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DisconnectInstrument7" text:continue-numbering="true" text:continue-list="list_DisconnectInstrument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DisconnectInstrument8" text:continue-numbering="true" text:continue-list="list_DisconnectInstrument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DisconnectInstrument9" text:continue-numbering="true" text:continue-list="list_DisconnectInstrument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DisconnectInstrument10" text:continue-numbering="true" text:continue-list="list_DisconnectInstrument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DisconnectInstrument3" text:continue-numbering="true" text:continue-list="list_DisconnectInstrument2" text:style-name="Outline">
                    <text:list-item>
                        <text:list>
                            <text:list-item>
                                <text:h text:style-name="Heading_20_2" text:outline-level="2">Inputs</text:h>
                            </text:list-item>
                        </text:list>
                    </text:list-item>
                </text:list>

                
                            <text:list xml:id="list_DisconnectInstrument11"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A standard sequence input.</text:p>

            
                <text:list xml:id="list_DisconnectInstrument4" text:continue-numbering="true" text:continue-list="list_DisconnectInstrument3" text:style-name="Outline">
                    <text:list-item>
                        <text:list>
                            <text:list-item>
                                <text:h text:style-name="Heading_20_2" text:outline-level="2">Outputs</text:h>
                            </text:list-item>
                        </text:list>
                    </text:list-item>
                </text:list>

                
                            <text:list xml:id="list_DisconnectInstrument12"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